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00.2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.97mm"/>
    </style:style>
    <style:style style:name="co9" style:family="table-column">
      <style:table-column-properties fo:break-before="auto" style:column-width="102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usStop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識別ID</text:p>
          </table:table-cell>
          <table:table-cell office:value-type="string" calcext:value-type="string">
            <text:p>名称</text:p>
          </table:table-cell>
          <table:table-cell office:value-type="string" calcext:value-type="string">
            <text:p>緯度</text:p>
          </table:table-cell>
          <table:table-cell office:value-type="string" calcext:value-type="string">
            <text:p>経度</text:p>
          </table:table-cell>
          <table:table-cell office:value-type="string" calcext:value-type="string">
            <text:p>乗車可否</text:p>
          </table:table-cell>
          <table:table-cell office:value-type="string" calcext:value-type="string">
            <text:p>降車可否</text:p>
          </table:table-cell>
          <table:table-cell office:value-type="string" calcext:value-type="string">
            <text:p>並び順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みなとみらいグランドセントラルタワー</text:p>
          </table:table-cell>
          <table:table-cell office:value-type="float" office:value="35.458507" calcext:value-type="float">
            <text:p>35.458507</text:p>
          </table:table-cell>
          <table:table-cell office:value-type="float" office:value="139.628741" calcext:value-type="float">
            <text:p>139.628741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横浜アンパンマンこどもミュージアム</text:p>
          </table:table-cell>
          <table:table-cell office:value-type="float" office:value="35.4587" calcext:value-type="float">
            <text:p>35.4587</text:p>
          </table:table-cell>
          <table:table-cell office:value-type="float" office:value="139.625091" calcext:value-type="float">
            <text:p>139.625091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ヨコハマ グランド インターコンチネンタル ホテル／パシフィコ横浜</text:p>
          </table:table-cell>
          <table:table-cell office:value-type="float" office:value="35.458187" calcext:value-type="float">
            <text:p>35.458187</text:p>
          </table:table-cell>
          <table:table-cell office:value-type="float" office:value="139.636985" calcext:value-type="float">
            <text:p>139.636985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横浜ベイホテル東急</text:p>
          </table:table-cell>
          <table:table-cell office:value-type="float" office:value="35.456605" calcext:value-type="float">
            <text:p>35.456605</text:p>
          </table:table-cell>
          <table:table-cell office:value-type="float" office:value="139.635327" calcext:value-type="float">
            <text:p>139.635327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横浜ランドマークタワー</text:p>
          </table:table-cell>
          <table:table-cell office:value-type="float" office:value="35.454389" calcext:value-type="float">
            <text:p>35.454389</text:p>
          </table:table-cell>
          <table:table-cell office:value-type="float" office:value="139.630904" calcext:value-type="float">
            <text:p>139.630904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横浜ロイヤルパークホテル</text:p>
          </table:table-cell>
          <table:table-cell office:value-type="float" office:value="35.45435" calcext:value-type="float">
            <text:p>35.45435</text:p>
          </table:table-cell>
          <table:table-cell office:value-type="float" office:value="139.631762" calcext:value-type="float">
            <text:p>139.631762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横浜みなとみらい万葉倶楽部</text:p>
          </table:table-cell>
          <table:table-cell office:value-type="float" office:value="35.455715" calcext:value-type="float">
            <text:p>35.455715</text:p>
          </table:table-cell>
          <table:table-cell office:value-type="float" office:value="139.638114" calcext:value-type="float">
            <text:p>139.638114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ＪＩＣＡ横浜 （海外移住資料館）</text:p>
          </table:table-cell>
          <table:table-cell office:value-type="float" office:value="35.454425" calcext:value-type="float">
            <text:p>35.454425</text:p>
          </table:table-cell>
          <table:table-cell office:value-type="float" office:value="139.64064" calcext:value-type="float">
            <text:p>139.64064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ニューオータニイン横浜プレミアム</text:p>
          </table:table-cell>
          <table:table-cell office:value-type="float" office:value="35.45256" calcext:value-type="float">
            <text:p>35.45256</text:p>
          </table:table-cell>
          <table:table-cell office:value-type="float" office:value="139.630848" calcext:value-type="float">
            <text:p>139.630848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横浜桜木町ワシントンホテル</text:p>
          </table:table-cell>
          <table:table-cell office:value-type="float" office:value="35.450681" calcext:value-type="float">
            <text:p>35.450681</text:p>
          </table:table-cell>
          <table:table-cell office:value-type="float" office:value="139.632446" calcext:value-type="float">
            <text:p>139.632446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馬車道駅（みなとみらい線）</text:p>
          </table:table-cell>
          <table:table-cell office:value-type="float" office:value="35.450447" calcext:value-type="float">
            <text:p>35.450447</text:p>
          </table:table-cell>
          <table:table-cell office:value-type="float" office:value="139.635947" calcext:value-type="float">
            <text:p>139.635947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みなとみらい線　馬車道駅</text:p>
          </table:table-cell>
          <table:table-cell office:value-type="float" office:value="35.450447" calcext:value-type="float">
            <text:p>35.450447</text:p>
          </table:table-cell>
          <table:table-cell office:value-type="float" office:value="139.635947" calcext:value-type="float">
            <text:p>139.635947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横浜平和プラザホテル</text:p>
          </table:table-cell>
          <table:table-cell office:value-type="float" office:value="35.448676" calcext:value-type="float">
            <text:p>35.448676</text:p>
          </table:table-cell>
          <table:table-cell office:value-type="float" office:value="139.635696" calcext:value-type="float">
            <text:p>139.635696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ホテルルートイン横浜馬車道</text:p>
          </table:table-cell>
          <table:table-cell office:value-type="float" office:value="35.448801" calcext:value-type="float">
            <text:p>35.448801</text:p>
          </table:table-cell>
          <table:table-cell office:value-type="float" office:value="139.636702" calcext:value-type="float">
            <text:p>139.636702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シルク博物館</text:p>
          </table:table-cell>
          <table:table-cell office:value-type="float" office:value="35.447541" calcext:value-type="float">
            <text:p>35.447541</text:p>
          </table:table-cell>
          <table:table-cell office:value-type="float" office:value="139.644914" calcext:value-type="float">
            <text:p>139.644914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横浜情報文化センター</text:p>
          </table:table-cell>
          <table:table-cell office:value-type="float" office:value="35.445783" calcext:value-type="float">
            <text:p>35.445783</text:p>
          </table:table-cell>
          <table:table-cell office:value-type="float" office:value="139.642958" calcext:value-type="float">
            <text:p>139.642958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ホテルモントレ横浜</text:p>
          </table:table-cell>
          <table:table-cell office:value-type="float" office:value="35.445857" calcext:value-type="float">
            <text:p>35.445857</text:p>
          </table:table-cell>
          <table:table-cell office:value-type="float" office:value="139.647636" calcext:value-type="float">
            <text:p>139.647636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ダイワロイネットホテル横浜公園</text:p>
          </table:table-cell>
          <table:table-cell office:value-type="float" office:value="35.443569" calcext:value-type="float">
            <text:p>35.443569</text:p>
          </table:table-cell>
          <table:table-cell office:value-type="float" office:value="139.641792" calcext:value-type="float">
            <text:p>139.641792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ホテルメルパルク横浜</text:p>
          </table:table-cell>
          <table:table-cell office:value-type="float" office:value="35.443704" calcext:value-type="float">
            <text:p>35.443704</text:p>
          </table:table-cell>
          <table:table-cell office:value-type="float" office:value="139.651332" calcext:value-type="float">
            <text:p>139.651332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横浜人形の家</text:p>
          </table:table-cell>
          <table:table-cell office:value-type="float" office:value="35.443073" calcext:value-type="float">
            <text:p>35.443073</text:p>
          </table:table-cell>
          <table:table-cell office:value-type="float" office:value="139.651914" calcext:value-type="float">
            <text:p>139.651914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元町・中華街駅（みなとみらい線）</text:p>
          </table:table-cell>
          <table:table-cell office:value-type="float" office:value="35.44291" calcext:value-type="float">
            <text:p>35.44291</text:p>
          </table:table-cell>
          <table:table-cell office:value-type="float" office:value="139.650404" calcext:value-type="float">
            <text:p>139.650404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みなとみらい線　元町・中華街駅</text:p>
          </table:table-cell>
          <table:table-cell office:value-type="float" office:value="35.44291" calcext:value-type="float">
            <text:p>35.44291</text:p>
          </table:table-cell>
          <table:table-cell office:value-type="float" office:value="139.650404" calcext:value-type="float">
            <text:p>139.650404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横浜元町ショッピングストリート</text:p>
          </table:table-cell>
          <table:table-cell office:value-type="float" office:value="35.441002" calcext:value-type="float">
            <text:p>35.441002</text:p>
          </table:table-cell>
          <table:table-cell office:value-type="float" office:value="139.650809" calcext:value-type="float">
            <text:p>139.650809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横浜赤レンガ倉庫</text:p>
          </table:table-cell>
          <table:table-cell office:value-type="float" office:value="35.452963" calcext:value-type="float">
            <text:p>35.452963</text:p>
          </table:table-cell>
          <table:table-cell office:value-type="float" office:value="139.642093" calcext:value-type="float">
            <text:p>139.642093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横浜港大さん橋国際客船ターミナル</text:p>
          </table:table-cell>
          <table:table-cell office:value-type="float" office:value="35.451031" calcext:value-type="float">
            <text:p>35.451031</text:p>
          </table:table-cell>
          <table:table-cell office:value-type="float" office:value="139.647069" calcext:value-type="float">
            <text:p>139.647069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横浜中華街朱雀門</text:p>
          </table:table-cell>
          <table:table-cell office:value-type="float" office:value="35.441441" calcext:value-type="float">
            <text:p>35.441441</text:p>
          </table:table-cell>
          <table:table-cell office:value-type="float" office:value="139.648505" calcext:value-type="float">
            <text:p>139.648505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横浜ワールドポーターズ</text:p>
          </table:table-cell>
          <table:table-cell office:value-type="float" office:value="35.453715" calcext:value-type="float">
            <text:p>35.453715</text:p>
          </table:table-cell>
          <table:table-cell office:value-type="float" office:value="139.638133" calcext:value-type="float">
            <text:p>139.638133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横浜開港資料館</text:p>
          </table:table-cell>
          <table:table-cell office:value-type="float" office:value="35.447546" calcext:value-type="float">
            <text:p>35.447546</text:p>
          </table:table-cell>
          <table:table-cell office:value-type="float" office:value="139.64358" calcext:value-type="float">
            <text:p>139.64358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ARINE &amp; WALK YOKOHAMA</text:p>
          </table:table-cell>
          <table:table-cell office:value-type="float" office:value="35.454211" calcext:value-type="float">
            <text:p>35.454211</text:p>
          </table:table-cell>
          <table:table-cell office:value-type="float" office:value="139.642721" calcext:value-type="float">
            <text:p>139.642721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ホテルビスタプレミオみなとみらい</text:p>
          </table:table-cell>
          <table:table-cell office:value-type="float" office:value="35.462896" calcext:value-type="float">
            <text:p>35.462896</text:p>
          </table:table-cell>
          <table:table-cell office:value-type="float" office:value="139.63236" calcext:value-type="float">
            <text:p>139.63236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ローズホテル横浜</text:p>
          </table:table-cell>
          <table:table-cell office:value-type="float" office:value="35.443863" calcext:value-type="float">
            <text:p>35.443863</text:p>
          </table:table-cell>
          <table:table-cell office:value-type="float" office:value="139.64702" calcext:value-type="float">
            <text:p>139.64702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ローズホテル横浜（横浜中華街内）</text:p>
          </table:table-cell>
          <table:table-cell office:value-type="float" office:value="35.443863" calcext:value-type="float">
            <text:p>35.443863</text:p>
          </table:table-cell>
          <table:table-cell office:value-type="float" office:value="139.64702" calcext:value-type="float">
            <text:p>139.64702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イセザキ・モール</text:p>
          </table:table-cell>
          <table:table-cell office:value-type="float" office:value="35.443908" calcext:value-type="float">
            <text:p>35.443908</text:p>
          </table:table-cell>
          <table:table-cell office:value-type="float" office:value="139.635249" calcext:value-type="float">
            <text:p>139.635249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横浜マリンタワー</text:p>
          </table:table-cell>
          <table:table-cell office:value-type="float" office:value="35.443659" calcext:value-type="float">
            <text:p>35.443659</text:p>
          </table:table-cell>
          <table:table-cell office:value-type="float" office:value="139.650847" calcext:value-type="float">
            <text:p>139.650847</text:p>
          </table:table-cell>
          <table:table-cell table:number-columns-repeated="2" office:value-type="string" calcext:value-type="string">
            <text:p>可</text:p>
          </table:table-cell>
          <table:table-cell office:value-type="float" office:value="31" calcext:value-type="float">
            <text:p>31</text:p>
          </table:table-cell>
        </table:table-row>
      </table:table>
      <table:table table:name="Sheet2" table:style-name="ta1">
        <table:table-column table:style-name="co8" table:default-cell-style-name="ce3"/>
        <table:table-column table:style-name="co9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場所</text:p>
          </table:table-cell>
          <table:table-cell table:style-name="ce5"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みなとみらいグランドセントラルタワー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横浜アンパンマンこどもミュージアム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ヨコハマ グランド インターコンチネンタル ホテル／パシフィコ横浜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横浜ベイホテル東急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横浜ランドマークタワー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横浜ロイヤルパークホテル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横浜みなとみらい万葉倶楽部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ＪＩＣＡ横浜 （海外移住資料館）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ニューオータニイン横浜プレミアム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横浜桜木町ワシントンホテル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馬車道駅（みなとみらい線）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みなとみらい線　馬車道駅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横浜平和プラザホテル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ホテルルートイン横浜馬車道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シルク博物館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横浜情報文化センター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ホテルモントレ横浜</text:p>
          </table:table-cell>
          <table:table-cell table:number-columns-repeated="102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ダイワロイネットホテル横浜公園</text:p>
          </table:table-cell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ホテルメルパルク横浜</text:p>
          </table:table-cell>
          <table:table-cell table:number-columns-repeated="102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横浜人形の家</text:p>
          </table:table-cell>
          <table:table-cell table:number-columns-repeated="10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元町・中華街駅（みなとみらい線）</text:p>
          </table:table-cell>
          <table:table-cell table:number-columns-repeated="102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みなとみらい線　元町・中華街駅</text:p>
          </table:table-cell>
          <table:table-cell table:number-columns-repeated="102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横浜元町ショッピングストリート</text:p>
          </table:table-cell>
          <table:table-cell table:number-columns-repeated="102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横浜赤レンガ倉庫</text:p>
          </table:table-cell>
          <table:table-cell table:number-columns-repeated="102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横浜港大さん橋国際客船ターミナル</text:p>
          </table:table-cell>
          <table:table-cell table:number-columns-repeated="102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横浜中華街朱雀門</text:p>
          </table:table-cell>
          <table:table-cell table:number-columns-repeated="102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横浜ワールドポーターズ</text:p>
          </table:table-cell>
          <table:table-cell table:number-columns-repeated="102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横浜開港資料館</text:p>
          </table:table-cell>
          <table:table-cell table:number-columns-repeated="10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MARINE &amp; WALK YOKOHAMA</text:p>
          </table:table-cell>
          <table:table-cell table:number-columns-repeated="102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ホテルビスタプレミオみなとみらい</text:p>
          </table:table-cell>
          <table:table-cell table:number-columns-repeated="102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ローズホテル横浜</text:p>
          </table:table-cell>
          <table:table-cell table:number-columns-repeated="102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ローズホテル横浜（横浜中華街内）</text:p>
          </table:table-cell>
          <table:table-cell table:number-columns-repeated="102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イセザキ・モール</text:p>
          </table:table-cell>
          <table:table-cell table:number-columns-repeated="102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横浜マリンタワー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9:56:42.111665278</dc:date>
    <dc:creator>Noda Itsuki</dc:creator>
    <meta:editing-duration>PT8M12S</meta:editing-duration>
    <meta:editing-cycles>1</meta:editing-cycles>
    <meta:document-statistic meta:table-count="2" meta:cell-count="315" meta:object-count="0"/>
    <meta:generator>LibreOffice/5.1.6.2$Linux_X86_64 LibreOffice_project/10m0$Build-2</meta:generator>
  </office:meta>
</office:document-meta>
</file>